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Wingdings" svg:font-family="Wingdings" style:font-adornments="Standard" style:font-pitch="variable" style:font-charset="x-symbol"/>
    <style:font-face style:name="Symbol" svg:font-family="Symbol" style:font-adornments="Standard" style:font-family-generic="roman" style:font-pitch="variable" style:font-charset="x-symbol"/>
    <style:font-face style:name="Arial2" svg:font-family="Arial" style:font-family-generic="swiss"/>
    <style:font-face style:name="Courier New" svg:font-family="'Courier New'" style:font-adornments="Standard" style:font-family-generic="modern" style:font-pitch="fixed"/>
    <style:font-face style:name="Arial1"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Segoe UI" svg:font-family="'Segoe UI'" style:font-family-generic="roman" style:font-pitch="variable"/>
    <style:font-face style:name="Arial" svg:font-family="Arial" style:font-adornments="Standard" style:font-family-generic="swiss" style:font-pitch="variable"/>
    <style:font-face style:name="Liberation Sans" svg:font-family="'Liberation Sans'" style:font-family-generic="swiss" style:font-pitch="variable"/>
    <style:font-face style:name="F" svg:font-family="" style:font-family-generic="system" style:font-pitch="variable"/>
    <style:font-face style:name="Arial3"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imes New Roman" svg:font-family="'Times New Roman'" style:font-family-generic="system" style:font-pitch="variable"/>
  </office:font-face-decls>
  <office:automatic-styles>
    <style:style style:name="P1" style:family="paragraph" style:parent-style-name="Heading_20_4">
      <style:paragraph-properties fo:margin-top="0.1665in" fo:margin-bottom="0in" style:contextual-spacing="false">
        <style:tab-stops>
          <style:tab-stop style:position="0.4925in"/>
          <style:tab-stop style:position="2.9535in"/>
          <style:tab-stop style:position="4.922in"/>
          <style:tab-stop style:position="5.4146in"/>
        </style:tab-stops>
      </style:paragraph-properties>
    </style:style>
    <style:style style:name="P2" style:family="paragraph" style:parent-style-name="Heading_20_4" style:list-style-name="WWNum1">
      <style:paragraph-properties fo:margin-top="0.1665in" fo:margin-bottom="0in" style:contextual-spacing="false" fo:keep-together="auto" fo:keep-with-next="auto">
        <style:tab-stops>
          <style:tab-stop style:position="0.4925in"/>
          <style:tab-stop style:position="2.9535in"/>
          <style:tab-stop style:position="4.922in"/>
          <style:tab-stop style:position="5.4146in"/>
        </style:tab-stops>
      </style:paragraph-properties>
    </style:style>
    <style:style style:name="P3" style:family="paragraph" style:parent-style-name="Standard">
      <style:text-properties fo:color="#000000" loext:opacity="100%" style:font-name="Arial1" fo:font-size="9pt" fo:language="de" fo:country="DE" style:font-size-asian="9pt" style:font-name-complex="Arial3" style:font-size-complex="9pt"/>
    </style:style>
    <style:style style:name="P4" style:family="paragraph" style:parent-style-name="Standard">
      <style:text-properties fo:color="#000000" loext:opacity="100%" style:font-name="Arial1" fo:font-size="9pt" fo:language="de" fo:country="DE" fo:font-style="italic" style:font-size-asian="9pt" style:font-style-asian="italic" style:font-name-complex="Arial3" style:font-size-complex="9pt"/>
    </style:style>
    <style:style style:name="P5" style:family="paragraph" style:parent-style-name="Standard">
      <style:paragraph-properties fo:text-align="justify" style:justify-single-word="false"/>
      <style:text-properties style:font-name="Arial1" fo:font-size="9pt" fo:language="de" fo:country="DE" style:font-size-asian="9pt" style:font-name-complex="Arial3" style:font-size-complex="9pt"/>
    </style:style>
    <style:style style:name="P6" style:family="paragraph" style:parent-style-name="Standard">
      <style:paragraph-properties fo:text-align="justify" style:justify-single-word="false"/>
    </style:style>
    <style:style style:name="P7" style:family="paragraph" style:parent-style-name="Standard">
      <style:text-properties fo:color="#ff0000" loext:opacity="100%" style:font-name="Arial1" fo:font-size="10pt" fo:language="en" fo:country="US" fo:font-weight="bold" style:font-size-asian="10pt" style:font-weight-asian="bold" style:font-name-complex="Arial3" style:font-size-complex="10pt"/>
    </style:style>
    <style:style style:name="P8" style:family="paragraph" style:parent-style-name="Standard">
      <style:paragraph-properties fo:margin-top="0.1665in" fo:margin-bottom="0.139in" style:contextual-spacing="false" fo:text-align="justify" style:justify-single-word="false"/>
    </style:style>
    <style:style style:name="P9" style:family="paragraph" style:parent-style-name="Standard">
      <style:paragraph-properties fo:margin-top="0.1665in" fo:margin-bottom="0.139in" style:contextual-spacing="false" fo:text-align="justify" style:justify-single-word="false">
        <style:tab-stops>
          <style:tab-stop style:position="0.4925in"/>
          <style:tab-stop style:position="2.9535in"/>
          <style:tab-stop style:position="4.922in"/>
          <style:tab-stop style:position="5.4146in"/>
        </style:tab-stops>
      </style:paragraph-properties>
    </style:style>
    <style:style style:name="P10" style:family="paragraph" style:parent-style-name="Standard" style:list-style-name="WWNum1">
      <style:paragraph-properties fo:margin-top="0.1665in" fo:margin-bottom="0in" style:contextual-spacing="false" fo:text-align="justify" style:justify-single-word="false">
        <style:tab-stops>
          <style:tab-stop style:position="0.4925in"/>
          <style:tab-stop style:position="2.9535in"/>
          <style:tab-stop style:position="4.922in"/>
          <style:tab-stop style:position="5.4146in"/>
        </style:tab-stops>
      </style:paragraph-properties>
    </style:style>
    <style:style style:name="P11" style:family="paragraph" style:parent-style-name="Standard">
      <style:paragraph-properties fo:margin-top="0in" fo:margin-bottom="0in" style:contextual-spacing="false" fo:text-align="justify" style:justify-single-word="false"/>
    </style:style>
    <style:style style:name="P12" style:family="paragraph" style:parent-style-name="Standard">
      <style:paragraph-properties fo:margin-top="0in" fo:margin-bottom="0in" style:contextual-spacing="false" fo:text-align="justify" style:justify-single-word="false"/>
      <style:text-properties style:font-name="Arial1" fo:font-size="9pt" fo:language="en" fo:country="US" fo:font-style="italic" style:font-size-asian="9pt" style:font-style-asian="italic" style:font-name-complex="Arial3" style:font-size-complex="9pt"/>
    </style:style>
    <style:style style:name="P13" style:family="paragraph" style:parent-style-name="Standard">
      <style:paragraph-properties fo:margin-top="0in" fo:margin-bottom="0in" style:contextual-spacing="false"/>
      <style:text-properties style:font-name="Arial1" fo:font-size="9pt" fo:language="en" fo:country="US" style:font-size-asian="9pt" style:font-name-complex="Arial3" style:font-size-complex="9pt"/>
    </style:style>
    <style:style style:name="P14" style:family="paragraph" style:parent-style-name="Standard">
      <style:paragraph-properties fo:margin-top="0in" fo:margin-bottom="0in" style:contextual-spacing="false" fo:text-align="justify" style:justify-single-word="false"/>
      <style:text-properties style:font-name="Arial1" fo:font-size="9pt" fo:language="en" fo:country="US" style:font-size-asian="9pt" style:font-name-complex="Arial3" style:font-size-complex="9pt"/>
    </style:style>
    <style:style style:name="P15" style:family="paragraph" style:parent-style-name="Standard">
      <style:paragraph-properties fo:margin-top="0in" fo:margin-bottom="0in" style:contextual-spacing="false" fo:text-align="justify" style:justify-single-word="false"/>
      <style:text-properties style:font-name="Arial1" fo:font-size="9pt" fo:language="de" fo:country="DE" fo:font-style="italic" style:font-size-asian="9pt" style:font-style-asian="italic" style:font-name-complex="Arial3" style:font-size-complex="9pt"/>
    </style:style>
    <style:style style:name="P16" style:family="paragraph" style:parent-style-name="Standard">
      <style:paragraph-properties fo:margin-top="0in" fo:margin-bottom="0in" style:contextual-spacing="false" fo:line-height="100%" fo:text-align="justify" style:justify-single-word="false"/>
    </style:style>
    <style:style style:name="P17" style:family="paragraph" style:parent-style-name="Standard" style:master-page-name="Standard">
      <style:paragraph-properties style:page-number="auto"/>
    </style:style>
    <style:style style:name="T1" style:family="text">
      <style:text-properties fo:color="#000000" loext:opacity="100%" style:font-name="Arial1" fo:font-size="9pt" fo:language="de" fo:country="DE" fo:font-weight="bold" style:font-size-asian="9pt" style:font-weight-asian="bold" style:font-name-complex="Arial3" style:font-size-complex="9pt"/>
    </style:style>
    <style:style style:name="T2" style:family="text">
      <style:text-properties fo:color="#000000" loext:opacity="100%" style:font-name="Arial1" fo:font-size="9pt" fo:language="de" fo:country="DE" style:font-size-asian="9pt" style:font-name-complex="Arial3" style:font-size-complex="9pt"/>
    </style:style>
    <style:style style:name="T3" style:family="text">
      <style:text-properties fo:color="#000000" loext:opacity="100%" style:font-name="Arial1" fo:font-size="9pt" fo:language="de" fo:country="DE" fo:font-style="italic" style:font-size-asian="9pt" style:font-style-asian="italic" style:font-name-complex="Arial3" style:font-size-complex="9pt"/>
    </style:style>
    <style:style style:name="T4" style:family="text">
      <style:text-properties fo:color="#000000" loext:opacity="100%" style:font-name="Arial1" fo:font-size="9pt" fo:language="en" fo:country="GB" fo:font-weight="bold" style:font-size-asian="9pt" style:font-weight-asian="bold" style:font-name-complex="Arial3" style:font-size-complex="9pt"/>
    </style:style>
    <style:style style:name="T5" style:family="text">
      <style:text-properties fo:color="#000000" loext:opacity="100%" style:font-name="Arial1" fo:font-size="9pt" fo:language="en" fo:country="US" fo:font-style="normal" style:font-size-asian="9pt" style:font-style-asian="normal" style:font-name-complex="Arial3" style:font-size-complex="9pt"/>
    </style:style>
    <style:style style:name="T6" style:family="text">
      <style:text-properties fo:color="#000000" loext:opacity="100%" style:font-name="Arial1" fo:font-size="9pt" fo:language="en" fo:country="US" fo:font-style="normal" fo:font-weight="bold" style:font-size-asian="9pt" style:font-style-asian="normal" style:font-weight-asian="bold" style:font-name-complex="Arial3" style:font-size-complex="9pt"/>
    </style:style>
    <style:style style:name="T7" style:family="text">
      <style:text-properties fo:color="#000000" loext:opacity="100%" style:font-name="Arial1" fo:font-size="9pt" fo:font-style="normal" style:font-size-asian="9pt" style:font-style-asian="normal" style:font-name-complex="Arial3" style:font-size-complex="9pt"/>
    </style:style>
    <style:style style:name="T8" style:family="text">
      <style:text-properties fo:color="#000000" loext:opacity="100%" style:font-name="Arial1" fo:font-size="9pt" fo:font-style="normal" fo:font-weight="bold" style:font-size-asian="9pt" style:font-style-asian="normal" style:font-weight-asian="bold" style:font-name-complex="Arial3" style:font-size-complex="9pt"/>
    </style:style>
    <style:style style:name="T9" style:family="text">
      <style:text-properties style:font-name="Arial1" fo:font-size="9pt" fo:language="en" fo:country="US" style:font-size-asian="9pt" style:font-name-complex="Arial3" style:font-size-complex="9pt"/>
    </style:style>
    <style:style style:name="T10" style:family="text">
      <style:text-properties style:font-name="Arial1" fo:font-size="9pt" fo:language="en" fo:country="US" officeooo:rsid="00181cab" style:font-size-asian="9pt" style:font-name-complex="Arial3" style:font-size-complex="9pt"/>
    </style:style>
    <style:style style:name="T11" style:family="text">
      <style:text-properties style:font-name="Arial1" fo:font-size="9pt" fo:language="en" fo:country="US" fo:font-weight="bold" style:font-size-asian="9pt" style:font-weight-asian="bold" style:font-name-complex="Arial3" style:font-size-complex="9pt"/>
    </style:style>
    <style:style style:name="T12" style:family="text">
      <style:text-properties style:font-name="Arial1" fo:font-size="9pt" fo:language="en" fo:country="US" fo:font-style="italic" style:font-size-asian="9pt" style:font-style-asian="italic" style:font-name-complex="Arial3" style:font-size-complex="9pt"/>
    </style:style>
    <style:style style:name="T13" style:family="text">
      <style:text-properties style:font-name="Arial1" fo:font-size="9pt" fo:language="en" fo:country="GB" style:font-size-asian="9pt" style:font-name-complex="Arial3" style:font-size-complex="9pt"/>
    </style:style>
    <style:style style:name="T14" style:family="text">
      <style:text-properties style:font-name="Arial1" fo:font-size="9pt" fo:language="de" fo:country="DE" style:font-size-asian="9pt" style:font-name-complex="Arial3" style:font-size-complex="9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text:span text:style-name="T1">EINVERSTÄNDNISERKLÄRUNG DES TEILNEHMERS</text:span></text:p>
      <text:p text:style-name="Standard"><text:span text:style-name="T2">Dies ist von den Freiwilligen auszufüllen. Wir bitten Sie, die nachfolgenden Fragen sorgfältig zu lesen.</text:span></text:p>
      <text:p text:style-name="Standard"><text:span text:style-name="T2">Haben Sie das Informationsblatt dieser Studie gelesen?<text:tab/><text:tab/> <text:s text:c="41"/>JA/NEIN</text:span></text:p>
      <text:p text:style-name="Standard"><text:span text:style-name="T2">Haben Sie die Möglichkeit gehabt, Fragen zu stellen und über die Studie zu sprechen?<text:tab/> <text:s text:c="12"/>JA/NEIN</text:span></text:p>
      <text:p text:style-name="Standard"><text:span text:style-name="T2">Haben Sie befriedigende Antworten auf alle Ihre Fragen erhalten?<text:tab/><text:tab/> <text:s text:c="27"/>JA/NEIN</text:span></text:p>
      <text:p text:style-name="Standard"><text:span text:style-name="T2">Haben Sie genügend Informationen über diese Studie erhalten?<text:tab/><text:tab/> <text:s text:c="27"/>JA/NEIN</text:span></text:p>
      <text:p text:style-name="Standard"><text:span text:style-name="T2">Mit welchem/r MitarbeiterIn haben Sie über diese Studie gesprochen? _______________________________</text:span></text:p>
      <text:p text:style-name="Standard"><text:span text:style-name="T2">Ist Ihnen bewusst, dass es Ihnen jederzeit möglich ist, von dieser Studie zurückzutreten?</text:span></text:p>
      <text:p text:style-name="Standard"><text:span text:style-name="T2">-<text:tab/>Jederzeit<text:tab/> <text:s text:c="112"/>JA/NEIN</text:span></text:p>
      <text:p text:style-name="Standard"><text:span text:style-name="T2">-<text:tab/>Ohne Angabe von Gründen<text:tab/> <text:s text:c="84"/>JA/NEIN</text:span></text:p>
      <text:p text:style-name="Standard"><text:span text:style-name="T2">Sind Sie damit einverstanden, dass wir eine Audioaufnahme des Interviews am Ende des Experiments anfertigen? <text:tab/><text:tab/><text:tab/><text:tab/><text:tab/><text:tab/><text:tab/><text:tab/><text:tab/> <text:s text:c="11"/>JA/NEIN </text:span></text:p>
      <text:p text:style-name="Standard"><text:span text:style-name="T2">Erklären Sie sich bereit, an der Studie teilzunehmen?<text:tab/><text:tab/><text:tab/><text:tab/><text:tab/> <text:s text:c="11"/>JA/NEIN</text:span></text:p>
      <text:p text:style-name="Standard"><text:span text:style-name="T2">Ich bestätige hiermit:</text:span></text:p>
      <text:p text:style-name="Standard"><text:span text:style-name="T2">-Ich bin älter als 18 Jahre</text:span></text:p>
      <text:p text:style-name="Standard"><text:span text:style-name="T2">-Ich leide an keiner neurologischen Erkrankung, Sehstörung oder Hörstörung</text:span></text:p>
      <text:p text:style-name="Standard"><text:span text:style-name="T2">-Ich leide nicht an Epilepsie und hatte in meinem Leben noch nie einen epileptischen Anfall. </text:span></text:p>
      <text:p text:style-name="Standard"><text:span text:style-name="T2">-Ich nehme keine Psychopharmaka.</text:span></text:p>
      <text:p text:style-name="Standard"><text:span text:style-name="T2">-Ich habe in den vergangenen 8 Stunden keinen Alkohol (oder andere psychoaktive Substanzen) konsumiert.</text:span></text:p>
      <text:p text:style-name="Standard"><text:span text:style-name="T2">Falls Sie Fragen oder Anregungen zu diesem Experiment haben, kontaktieren Sie bitte:</text:span></text:p>
      <text:p text:style-name="Standard"><text:span text:style-name="T2">Prof. Jörg Müller, Universität Bayreuth, Serious Games, Universitätsstraße 30, 95447 Bayreuth</text:span></text:p>
      <text:p text:style-name="P3"/>
      <text:p text:style-name="Standard"><text:span text:style-name="T1">Unterschrift…………………………………...…………Datum……………………………...</text:span></text:p>
      <text:p text:style-name="Standard"><text:span text:style-name="T1">Name in Druckbuchstaben.……………………………..…………………………………...</text:span></text:p>
      <text:p text:style-name="Standard"><text:span text:style-name="T2">Die von uns gesammelten Informationen werden nie so abgespeichert, dass Personen identifiziert werden können. Die Informationen werden in zusammengefasster Form publiziert. Alle verbalen Äußerungen Ihrerseits werden in den Publikationen anonymisiert dargestellt. Sie haben jederzeit das Recht, uns aufzufordern, Ihre Daten aus unseren Datenbanken zu entfernen.</text:span></text:p>
      <text:p text:style-name="Standard"><text:span text:style-name="T3">*Diese Fragen werden nur gestellt, wenn es im Sinne der Studie erforderlich ist, die Teilnehmenden auf Video- und Tonaufnahmen aufzuzeichnen, um die subjektive Meinung der Teilnehmenden zu Protokoll zu nehmen.</text:span></text:p>
      <text:p text:style-name="P4"/>
      <text:p text:style-name="P4"/>
      <text:p text:style-name="P4"/>
      <text:p text:style-name="P4"/>
      <text:p text:style-name="P4"/>
      <text:p text:style-name="Standard"><text:soft-page-break/><text:span text:style-name="T4">PARTICIPANT INFORMED CONSENT</text:span></text:p>
      <text:p text:style-name="P8"><text:span text:style-name="T9">To be completed by volunteers. We would like you to read the following questions carefully.</text:span></text:p>
      <text:p text:style-name="P9"><text:span text:style-name="T9">Have you read the information sheet about this study?<text:tab/><text:tab/>YES/NO</text:span></text:p>
      <text:p text:style-name="P9"><text:span text:style-name="T9">Have you had an opportunity to ask questions and discuss this study?<text:tab/><text:tab/>YES/NO</text:span></text:p>
      <text:p text:style-name="P9"><text:span text:style-name="T9">Have you received satisfactory answers to all your questions?<text:tab/><text:tab/>YES/NO</text:span></text:p>
      <text:p text:style-name="P9"><text:span text:style-name="T9">Have you received enough information about this study?<text:tab/><text:tab/></text:span><text:span text:style-name="T13">YES/NO</text:span></text:p>
      <text:h text:style-name="P1" text:outline-level="4"><text:span text:style-name="T5">Which investigator have you spoken to about this study? ________________________________________</text:span></text:h>
      <text:h text:style-name="P1" text:outline-level="4"><text:span text:style-name="T5">Do you understand that you are free to withdraw from this study?</text:span></text:h>
      <text:list xml:id="list426879618" text:style-name="WWNum1">
        <text:list-item>
          <text:h text:style-name="P2" text:outline-level="4"><text:span text:style-name="T7">At any time<text:tab/><text:tab/><text:tab/>YES/NO</text:span></text:h>
        </text:list-item>
        <text:list-item>
          <text:p text:style-name="P10"><text:span text:style-name="T9">Without giving a reason for withdrawing<text:tab/><text:tab/><text:tab/>YES/NO</text:span></text:p>
        </text:list-item>
      </text:list>
      <text:p text:style-name="P9"><text:span text:style-name="T9">Do you agree that we make an audio recording of the interview at the end of the experiment? The interview will consist of questions regarding your experience </text:span><text:span text:style-name="T10">in the user study</text:span><text:span text:style-name="T9">.<text:tab/><text:tab/></text:span><text:span text:style-name="T13">YES/NO</text:span></text:p>
      <text:p text:style-name="P9"><text:span text:style-name="T9">Do you agree to take part in this study?<text:tab/><text:tab/><text:tab/></text:span><text:span text:style-name="T13">YES/NO</text:span></text:p>
      <text:p text:style-name="P11"><text:span text:style-name="T9">I certify that:</text:span></text:p>
      <text:p text:style-name="P11"><text:span text:style-name="T9">-I am older than 18 years</text:span></text:p>
      <text:p text:style-name="P11"><text:span text:style-name="T9">-I do not suffer any neurological disorder, visual impairment or auditory impairment</text:span></text:p>
      <text:p text:style-name="P11"><text:bookmark text:name="_GoBack"/><text:span text:style-name="T9">-I do not have a history of epilepsy</text:span></text:p>
      <text:p text:style-name="P11"><text:span text:style-name="T9">-I do not take psychoactive medications</text:span></text:p>
      <text:p text:style-name="P11"><text:span text:style-name="T9">-I have not drink alcohol (or other substances) in the last 8 hours</text:span></text:p>
      <text:p text:style-name="P12"/>
      <text:p text:style-name="P16"><text:span text:style-name="T9">In case you have any question or comment concerning this experiment please contact:</text:span></text:p>
      <text:p text:style-name="P16"><text:span text:style-name="T14">Prof. Jörg Müller, Universität Bayreuth, Serious Games, Universitätsstraße 30, 95447 Bayreuth </text:span></text:p>
      <text:p text:style-name="P15"/>
      <text:p text:style-name="P5"/>
      <text:p text:style-name="P6"><text:span text:style-name="T11">Signed</text:span><text:span text:style-name="T9">…………………………………...…………</text:span><text:span text:style-name="T11">Date</text:span><text:span text:style-name="T9">……………………………...</text:span></text:p>
      <text:p text:style-name="P6"><text:span text:style-name="T11">Name in block letters</text:span><text:span text:style-name="T9">.……………………………..…………………………………...</text:span></text:p>
      <text:p text:style-name="P13"/>
      <text:p text:style-name="P11"><text:span text:style-name="T9">Information that we collect will never be reported in a way that individuals can be identified. Information will be reported in aggregate, and any verbal comments that you make, if written about in subsequent papers, will be presented anonymously. You have the right to request us to eliminate your data from our databases at any time.</text:span></text:p>
      <text:p text:style-name="P14"/>
      <text:p text:style-name="P11"><text:span text:style-name="T12">*This questions will only be asked if the study requires to record physiological signals or videotape interviews made to the participants to better understand their subjective opinion about what they experienced during the experiment. </text:span></text:p>
      <text:p text:style-name="P12"/>
      <text:p text:style-name="P12"/>
      <text:p text:style-name="P7"/>
      <text:p text:style-name="P7"/>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Wingdings" svg:font-family="Wingdings" style:font-adornments="Standard" style:font-pitch="variable" style:font-charset="x-symbol"/>
    <style:font-face style:name="Symbol" svg:font-family="Symbol" style:font-adornments="Standard" style:font-family-generic="roman" style:font-pitch="variable" style:font-charset="x-symbol"/>
    <style:font-face style:name="Arial2" svg:font-family="Arial" style:font-family-generic="swiss"/>
    <style:font-face style:name="Courier New" svg:font-family="'Courier New'" style:font-adornments="Standard" style:font-family-generic="modern" style:font-pitch="fixed"/>
    <style:font-face style:name="Arial1"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Segoe UI" svg:font-family="'Segoe UI'" style:font-family-generic="roman" style:font-pitch="variable"/>
    <style:font-face style:name="Arial" svg:font-family="Arial" style:font-adornments="Standard" style:font-family-generic="swiss" style:font-pitch="variable"/>
    <style:font-face style:name="Liberation Sans" svg:font-family="'Liberation Sans'" style:font-family-generic="swiss" style:font-pitch="variable"/>
    <style:font-face style:name="F" svg:font-family="" style:font-family-generic="system" style:font-pitch="variable"/>
    <style:font-face style:name="Arial3"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n" fo:country="GB"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Calibri" fo:font-size="11pt" fo:language="en" fo:country="GB"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style:contextual-spacing="false" fo:line-height="115%" fo:text-align="start" style:justify-single-word="false" fo:orphans="2" fo:widows="2" style:writing-mode="lr-tb"/>
      <style:text-properties style:font-name="Calibri" fo:font-family="Calibri" style:font-family-generic="roman" style:font-pitch="variable" fo:language="es" fo:country="ES" style:font-name-asian="Calibri1" style:font-family-asian="Calibri" style:font-family-generic-asian="system" style:font-pitch-asian="variable" style:font-name-complex="Times New Roman" style:font-family-complex="'Times New Roman'" style:font-family-generic-complex="system" style:font-pitch-complex="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3"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4" style:display-name="Heading 4" style:family="paragraph" style:parent-style-name="Standard" style:next-style-name="Standard" style:default-outline-level="4" style:list-style-name="" style:class="text">
      <style:paragraph-properties fo:margin-top="0.028in" fo:margin-bottom="0in" style:contextual-spacing="false" fo:keep-together="always" fo:keep-with-next="always"/>
      <style:text-properties fo:color="#2e74b5" loext:opacity="100%" style:font-name="Calibri Light" fo:font-family="'Calibri Light'" style:font-family-generic="roman" style:font-pitch="variable" fo:font-style="italic" style:font-name-asian="F" style:font-family-generic-asian="system" style:font-pitch-asian="variable" style:font-style-asian="italic" style:font-name-complex="F" style:font-family-generic-complex="system" style:font-pitch-complex="variable" style:font-style-complex="italic"/>
    </style:style>
    <style:style style:name="List_20_Paragraph" style:display-name="List Paragraph" style:family="paragraph" style:parent-style-name="Standard" style:default-outline-level="">
      <style:paragraph-properties fo:margin-left="0.5in" fo:margin-right="0in" fo:margin-top="0in" fo:margin-bottom="0.139in" style:contextual-spacing="true" fo:text-indent="0in" style:auto-text-indent="false"/>
    </style:style>
    <style:style style:name="Balloon_20_Text" style:display-name="Balloon Text" style:family="paragraph" style:parent-style-name="Standard" style:default-outline-level="">
      <style:paragraph-properties fo:margin-top="0in" fo:margin-bottom="0in" style: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Default_20_Paragraph_20_Font" style:display-name="Default Paragraph Font" style:family="text"/>
    <style:style style:name="Überschrift_20_4_20_Zchn" style:display-name="Überschrift 4 Zchn" style:family="text" style:parent-style-name="Default_20_Paragraph_20_Font">
      <style:text-properties fo:color="#2e74b5" loext:opacity="100%" style:font-name="Calibri Light" fo:font-family="'Calibri Light'" style:font-family-generic="roman" style:font-pitch="variable" fo:language="es" fo:country="ES" fo:font-style="italic" style:font-name-asian="F" style:font-family-generic-asian="system" style:font-pitch-asian="variable" style:font-style-asian="italic" style:font-name-complex="F" style:font-family-generic-complex="system" style:font-pitch-complex="variable" style:font-style-complex="italic"/>
    </style:style>
    <style:style style:name="Sprechblasentext_20_Zchn" style:display-name="Sprechblasentext Zchn" style:family="text" style:parent-style-name="Default_20_Paragraph_20_Font">
      <style:text-properties style:font-name="Segoe UI" fo:font-family="'Segoe UI'" style:font-family-generic="roman" style:font-pitch="variable" fo:font-size="9pt" fo:language="es" fo:country="ES" style:font-name-asian="Calibri1" style:font-family-asian="Calibri" style:font-family-generic-asian="system" style:font-pitch-asian="variable" style:font-size-asian="9pt" style:font-name-complex="Segoe UI1" style:font-family-complex="'Segoe UI'" style:font-family-generic-complex="system" style:font-pitch-complex="variable" style:font-size-complex="9pt"/>
    </style:style>
    <style:style style:name="ListLabel_20_1" style:display-name="ListLabel 1" style:family="text">
      <style:text-properties style:font-name-asian="Times New Roman" style:font-family-asian="'Times New Roman'" style:font-family-generic-asian="system" style:font-pitch-asian="variable" style:font-name-complex="Arial3" style:font-family-complex="Arial"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text:bullet-char="-">
        <style:list-level-properties text:list-level-position-and-space-mode="label-alignment">
          <style:list-level-label-alignment text:label-followed-by="listtab" fo:text-indent="-0.25in" fo:margin-left="0.5in"/>
        </style:list-level-properties>
        <style:text-properties style:font-name="Arial"/>
      </text:list-level-style-bullet>
      <text:list-level-style-bullet text:level="2" text:style-name="ListLabel_20_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4"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9839in" fo:margin-bottom="0.7874in" fo:margin-left="0.9839in" fo:margin-right="0.9839in" style:writing-mode="lr-tb" style:layout-grid-color="#c0c0c0" style:layout-grid-lines="39"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Sofia</meta:initial-creator>
    <meta:editing-cycles>6</meta:editing-cycles>
    <meta:print-date>2019-03-13T13:22:00</meta:print-date>
    <meta:creation-date>2019-09-12T07:17:00</meta:creation-date>
    <dc:date>2022-08-01T17:57:48.479000000</dc:date>
    <meta:editing-duration>PT1M7S</meta:editing-duration>
    <meta:generator>LibreOffice/7.0.1.2$Windows_X86_64 LibreOffice_project/7cbcfc562f6eb6708b5ff7d7397325de9e764452</meta:generator>
    <meta:document-statistic meta:table-count="0" meta:image-count="0" meta:object-count="0" meta:page-count="2" meta:paragraph-count="48" meta:word-count="574" meta:character-count="4363" meta:non-whitespace-character-count="3475"/>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